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9200003E397265921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7" style:family="paragraph" style:parent-style-name="RUP_20_Tabela">
      <style:paragraph-properties style:snap-to-layout-grid="false"/>
      <style:text-properties fo:language="pt" fo:country="BR"/>
    </style:style>
    <style:style style:name="P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5" style:family="paragraph" style:parent-style-name="Title">
      <style:text-properties fo:language="pt" fo:country="BR" fo:font-weight="normal" style:font-weight-asian="normal"/>
    </style:style>
    <style:style style:name="P16" style:family="paragraph" style:parent-style-name="Title">
      <style:text-properties fo:font-size="16pt" fo:language="pt" fo:country="BR" style:font-size-asian="16pt" style:font-size-complex="16pt"/>
    </style:style>
    <style:style style:name="P17" style:family="paragraph" style:parent-style-name="Title">
      <style:text-properties fo:color="#99cc00" fo:font-size="16pt" fo:language="pt" fo:country="BR" style:font-size-asian="16pt" style:font-size-complex="16pt"/>
    </style:style>
    <style:style style:name="P1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4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5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52" style:family="paragraph" style:parent-style-name="Heading_20_1"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</style:style>
    <style:style style:name="P56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/>
    </style:style>
    <style:style style:name="T15" style:family="text">
      <style:text-properties style:font-size-asian="12pt"/>
    </style:style>
    <style:style style:name="T16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Especificação de Banco de Dados</text:p>
      <text:p text:style-name="P24"/>
      <text:p text:style-name="P24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Associar Procedimentos Odontograma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10">Versão do Documento</text:p>
          </table:table-cell>
          <table:table-cell table:style-name="Tabela1.A1" office:value-type="string">
            <text:p text:style-name="P5">Descrição</text:p>
          </table:table-cell>
          <table:table-cell table:style-name="Tabela1.D1" office:value-type="string">
            <text:p text:style-name="P5">Autor</text:p>
          </table:table-cell>
        </table:table-row>
        <table:table-row table:style-name="Tabela1.1">
          <table:table-cell table:style-name="Tabela1.A2" office:value-type="string">
            <text:p text:style-name="P6">28/11/2010</text:p>
          </table:table-cell>
          <table:table-cell table:style-name="Tabela1.A2" office:value-type="string">
            <text:p text:style-name="P6">1.0</text:p>
          </table:table-cell>
          <table:table-cell table:style-name="Tabela1.A2" office:value-type="string">
            <text:p text:style-name="P7">Especificação do baco de dados</text:p>
          </table:table-cell>
          <table:table-cell table:style-name="Tabela1.D2" office:value-type="string">
            <text:p text:style-name="P6">Vinicius G G Rodrigues</text:p>
          </table:table-cell>
        </table:table-row>
      </table:table>
      <text:p text:style-name="P15"/>
      <text:p text:style-name="P18"/>
      <text:p text:style-name="Standard"/>
      <text:p text:style-name="P20"/>
      <text:p text:style-name="P16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3"><text:a xlink:type="simple" xlink:href="#1.Introdução|outline">1.Introdução<text:tab/>4</text:a></text:p>
          <text:p text:style-name="P43"><text:a xlink:type="simple" xlink:href="#2.Requisitos de Banco de Dados|outline">2.Requisitos de Banco de Dados<text:tab/>5</text:a></text:p>
          <text:p text:style-name="P43"><text:a xlink:type="simple" xlink:href="#3.Detalhamento dos Atributos da Tela|outline">3.Detalhamento dos Atributos da Tela<text:tab/>6</text:a></text:p>
          <text:p text:style-name="P43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19"><text:title>Especificação de Banco de Dados</text:title></text:p>
      <text:p text:style-name="P17">Associar procedimentos Odontograma</text:p>
      <text:p text:style-name="P31"/>
      <text:list xml:id="list40263458"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<text:span text:style-name="T13">Esse documento traz <text:s/>especificação do banco de dados para o requisito </text:span><text:span text:style-name="T9">Associar procedimentos Odontograma</text:span><text:span text:style-name="T13">, o qual se trata de um requisito de sistema criado para atender uma necessidade do requisito de usuário <text:s/></text:span><text:span text:style-name="T9">manter odontograma</text:span><text:span text:style-name="T13">.</text:span></text:p>
      <text:p text:style-name="RUP_20_Corpo_20_1"/>
      <text:list xml:id="list40395274" text:continue-numbering="true" text:style-name="WW8Num1">
        <text:list-item>
          <text:h text:style-name="P55" text:outline-level="1">Requisitos de Banco de Dados</text:h>
        </text:list-item>
      </text:list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3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Para associar um procedimento a um dente de um odontograma (de paciente) , na tabela procedimento_dentes deverá haver uma coluna que contém o id do odontograma que representa o odontograma,uma coluna que contém o id do procedimento e uma coluna que identifica a associação. Além dos dados específicos como valor, data e obs.</text:p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2">O relacionamento de procedimentos com dentes de um odontograma é de muitos para muitos , logo a tabela 'procedimentos_dente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2">O valor que aparece na tabela procedimentos_dentes a principio deverá ser copiado pela aplicação do campo valor da tabela procedimentos. Isso é necessário para que uma alteração no valor do procedimento não corrompa o valor de procedimentos foram previamente computados.</text:p>
          </table:table-cell>
        </table:table-row>
        <table:table-row table:style-name="Tabela2.2">
          <table:table-cell table:style-name="Tabela2.A4" office:value-type="string">
            <text:p text:style-name="P41">4</text:p>
          </table:table-cell>
          <table:table-cell table:style-name="Tabela2.B4" office:value-type="string">
            <text:p text:style-name="P42">A coluna status da tabela de procedimento_dentes pode assumir 4 valores numéricos dos quais cada um representa um tipo de status para a associação de procedimento e dente , que são:</text:p>
            <text:p text:style-name="P42">0 – Não realizado</text:p>
            <text:p text:style-name="P42">1 – Realizado</text:p>
            <text:p text:style-name="P42">2 – Planejado</text:p>
            <text:p text:style-name="P42">3 - Pago</text:p>
            <text:p text:style-name="P42">Esta flag deverá ser setada e controlada pela aplicação , a fim de indicar o status da associação.</text:p>
          </table:table-cell>
        </table:table-row>
        <table:table-row table:style-name="Tabela2.2">
          <table:table-cell table:style-name="Tabela2.A4" office:value-type="string">
            <text:p text:style-name="P41">5</text:p>
          </table:table-cell>
          <table:table-cell table:style-name="Tabela2.B4" office:value-type="string">
            <text:p text:style-name="P42">As colunas dente da tabela odontograma_aspectos <text:s/>e tabela odontograma_dentes podem assumir 32 valores.</text:p>
            <text:p text:style-name="P42">11 á 18 – Correspondente a cada número de dente da parte superior esquerda da arcada dentaria.</text:p>
            <text:p text:style-name="P42">21 à 28 - Correspondente a cada número de dente da parte superior direita da arcada dentaria.</text:p>
            <text:p text:style-name="P42">31 à 38 - Correspondente a cada número de dente da parte inferior direita da arcada dentaria.</text:p>
            <text:p text:style-name="P42">41 à 48 - Correspondente a cada número de dente da parte inferior esquerda da arcada dentaria</text:p>
            <text:p text:style-name="P42">Cada número é referente a denominação estabelecida de acordo com convenções da área de odontologia. Buscar referencias por 'Tabela de números dos Dentes' na odontologia. Esta FLAG deverá ser setada e controlada pela aplicação , a fim de indicar um dente..</text:p>
            <text:p text:style-name="P42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1">6</text:p>
          </table:table-cell>
          <table:table-cell table:style-name="Tabela2.B4" office:value-type="string">
            <text:p text:style-name="P42">A coluna face da tabela odontograma_dentes <text:s/>pode assumir 6 valores :</text:p>
            <text:p text:style-name="P42">0 - Lingual</text:p>
            <text:p text:style-name="P42">1 - Vestibular</text:p>
            <text:p text:style-name="P42">2 - Mesial</text:p>
            <text:p text:style-name="P42">3 – Distal</text:p>
            <text:p text:style-name="P42">4 - Oclusal</text:p>
            <text:p text:style-name="P42">5 - Raiz</text:p>
            <text:p text:style-name="P42">Esta FLAG deverá ser setada e controlada pela aplicação , a fim de indicar uma face do dente.</text:p>
          </table:table-cell>
        </table:table-row>
      </table:table>
      <text:p text:style-name="P37"/>
      <text:h text:style-name="P52" text:outline-level="1"><draw:frame draw:style-name="fr1" draw:name="figura1" text:anchor-type="paragraph" svg:width="5.265cm" svg:height="15.93cm" draw:z-index="0"><draw:image xlink:href="Pictures/200000070000149200003E397265921B.svm" xlink:type="simple" xlink:show="embed" xlink:actuate="onLoad"/></draw:frame><text:soft-page-break/></text:h>
      <text:list xml:id="list40398686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N</text:p>
          </table:table-cell>
        </table:table-row>
        <table:table-row table:style-name="Tabela3.2">
          <table:table-cell table:style-name="Tabela3.A2" office:value-type="string">
            <text:p text:style-name="P28">[Imagem]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dent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LAG numero do dente</text:p>
          </table:table-cell>
        </table:table-row>
        <table:table-row table:style-name="Tabela3.2">
          <table:table-cell table:style-name="Tabela3.A2" office:value-type="string">
            <text:p text:style-name="P28">[Imagem]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fac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LAG da face do dente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fk_odontograma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estrangeira odontograma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odontograma_dentes</text:p>
          </table:table-cell>
          <table:table-cell table:style-name="Tabela3.A2" office:value-type="string">
            <text:p text:style-name="P28">id_odontograma_dent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id_procedimen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2" office:value-type="string">
            <text:p text:style-name="P28">Nome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nome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15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Nome do procedimento</text:p>
          </table:table-cell>
        </table:table-row>
        <table:table-row table:style-name="Tabela3.2">
          <table:table-cell table:style-name="Tabela3.A2" office:value-type="string">
            <text:p text:style-name="P28">Descrição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descricao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300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Descrição do procedimento</text:p>
          </table:table-cell>
        </table:table-row>
        <table:table-row table:style-name="Tabela3.2">
          <table:table-cell table:style-name="Tabela3.A2" office:value-type="string">
            <text:p text:style-name="P28">Valor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valor</text:p>
          </table:table-cell>
          <table:table-cell table:style-name="Tabela3.A2" office:value-type="string">
            <text:p text:style-name="P29">FLOAT</text:p>
          </table:table-cell>
          <table:table-cell table:style-name="Tabela3.A2" office:value-type="string">
            <text:p text:style-name="P29"><text:s/>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Valor do procediment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fk_procedimen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K do procedimento associado.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fk_odontograma_dente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K do dente do odontograma associado.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id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 do relacionament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valor</text:p>
          </table:table-cell>
          <table:table-cell table:style-name="Tabela3.A2" office:value-type="string">
            <text:p text:style-name="P29">FLOAT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Valor copiado do procediment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data_procedimento</text:p>
          </table:table-cell>
          <table:table-cell table:style-name="Tabela3.A2" office:value-type="string">
            <text:p text:style-name="P29">DATE_TIME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Data da associação do procedimento.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status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2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Flag status da associação</text:p>
          </table:table-cell>
        </table:table-row>
        <table:table-row table:style-name="Tabela3.2">
          <table:table-cell table:style-name="Tabela3.A2" office:value-type="string">
            <text:p text:style-name="P28">-</text:p>
          </table:table-cell>
          <table:table-cell table:style-name="Tabela3.A2" office:value-type="string">
            <text:p text:style-name="P28">procedimentos_dentes</text:p>
          </table:table-cell>
          <table:table-cell table:style-name="Tabela3.A2" office:value-type="string">
            <text:p text:style-name="P28">observacao</text:p>
          </table:table-cell>
          <table:table-cell table:style-name="Tabela3.A2" office:value-type="string">
            <text:p text:style-name="P29">VARCHAR</text:p>
          </table:table-cell>
          <table:table-cell table:style-name="Tabela3.A2" office:value-type="string">
            <text:p text:style-name="P29">300</text:p>
          </table:table-cell>
          <table:table-cell table:style-name="Tabela3.A2" office:value-type="string">
            <text:p text:style-name="P28">Sim</text:p>
          </table:table-cell>
          <table:table-cell table:style-name="Tabela3.G2" office:value-type="string">
            <text:p text:style-name="P28">Observação sobre a associação</text:p>
          </table:table-cell>
        </table:table-row>
      </table:table>
      <text:list xml:id="list40391312" text:continue-numbering="true" text:style-name="WW8Num1">
        <text:list-header>
          <text:h text:style-name="P54" text:outline-level="1"/>
        </text:list-header>
        <text:list-item>
          <text:h text:style-name="P53" text:outline-level="1">Assinaturas</text:h>
        </text:list-item>
      </text:list>
      <text:p text:style-name="Standard"/>
      <text:p text:style-name="P22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  <table:table-cell table:style-name="Tabela4.A1" office:value-type="string">
            <text:p text:style-name="P12"/>
            <text:p text:style-name="P11">Data: ___/___/_____</text:p>
            <text:p text:style-name="P11"/>
            <text:p text:style-name="P11"/>
          </table:table-cell>
        </table:table-row>
        <table:table-row table:style-name="Tabela4.2">
          <table:table-cell table:style-name="Tabela4.A1" office:value-type="string">
            <text:p text:style-name="P14">Amanda Barbosa Silva</text:p>
            <text:p text:style-name="P9">Analista Líder e Desenvolvedor</text:p>
            <text:p text:style-name="P8"/>
          </table:table-cell>
          <table:table-cell table:style-name="Tabela4.A1" office:value-type="string">
            <text:p text:style-name="P14">Fábio José de Souza</text:p>
            <text:p text:style-name="P9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  <table:table-cell table:style-name="Tabela5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</table:table-row>
        <table:table-row table:style-name="Tabela5.2">
          <table:table-cell table:style-name="Tabela5.A1" office:value-type="string">
            <text:p text:style-name="P14">Rafael Vieira de Almeida</text:p>
            <text:p text:style-name="P9">Analista Líder e Desenvolvedor / DBA</text:p>
          </table:table-cell>
          <table:table-cell table:style-name="Tabela5.A1" office:value-type="string">
            <text:p text:style-name="P14">Vinicius Gardênio Guimarães Rodrigues</text:p>
            <text:p text:style-name="P45">Gerente de Projeto e Desenvolvedor</text:p>
          </table:table-cell>
        </table:table-row>
      </table:table>
      <text:p text:style-name="Standard"/>
      <text:p text:style-name="Standard"/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/>
            <text:p text:style-name="P11">Data: ___/___/_____</text:p>
            <text:p text:style-name="P11"/>
            <text:p text:style-name="P11"/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14">Lidia Pires Barbosa</text:p>
            <text:p text:style-name="P45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ssociar Procedimentos Odontograma<text:tab/></text:span></text:span><text:span text:style-name="Page_20_Number"><text:span text:style-name="MT3"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27:01.24</dc:date>
    <meta:editing-cycles>50</meta:editing-cycles>
    <meta:editing-duration>PT03H59M45S</meta:editing-duration>
    <dc:creator>Vinicius Gardenio Guimaraes Rodrigues</dc:creator>
    <meta:document-statistic meta:table-count="7" meta:image-count="1" meta:object-count="0" meta:page-count="8" meta:paragraph-count="185" meta:word-count="722" meta:character-count="4502"/>
    <meta:user-defined meta:name="Info 1"/>
    <meta:user-defined meta:name="Info 2"/>
    <meta:user-defined meta:name="Info 3"/>
    <meta:user-defined meta:name="Info 4"/>
  </office:meta>
</office:document-meta>
</file>